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.62pt" svg:y="93.03pt">
            <loext:p draw:notify-on-update-of-ranges="Sheet1.A1:Sheet1.G1 Sheet1.A2:Sheet1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weets</text:p>
          </table:table-cell>
          <table:table-cell office:value-type="string" calcext:value-type="string">
            <text:p>Extrastatecraft</text:p>
          </table:table-cell>
          <table:table-cell office:value-type="string" calcext:value-type="string">
            <text:p>Contagious A</text:p>
          </table:table-cell>
          <table:table-cell office:value-type="string" calcext:value-type="string">
            <text:p>Info Superab</text:p>
          </table:table-cell>
          <table:table-cell office:value-type="string" calcext:value-type="string">
            <text:p>Dig Immanent</text:p>
          </table:table-cell>
          <table:table-cell office:value-type="string" calcext:value-type="string">
            <text:p>Dig Tools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float" office:value="126816" calcext:value-type="float">
            <text:p>126816</text:p>
          </table:table-cell>
          <table:table-cell office:value-type="float" office:value="76752" calcext:value-type="float">
            <text:p>76752</text:p>
          </table:table-cell>
          <table:table-cell office:value-type="float" office:value="138733" calcext:value-type="float">
            <text:p>138733</text:p>
          </table:table-cell>
          <table:table-cell office:value-type="float" office:value="87584" calcext:value-type="float">
            <text:p>87584</text:p>
          </table:table-cell>
          <table:table-cell office:value-type="float" office:value="107578" calcext:value-type="float">
            <text:p>107578</text:p>
          </table:table-cell>
          <table:table-cell office:value-type="float" office:value="31833" calcext:value-type="float">
            <text:p>31833</text:p>
          </table:table-cell>
          <table:table-cell office:value-type="float" office:value="237483" calcext:value-type="float">
            <text:p>237483</text:p>
          </table:table-cell>
        </table:table-row>
        <table:table-row table:style-name="ro1">
          <table:table-cell office:value-type="string" calcext:value-type="string">
            <text:p>T/txt</text:p>
          </table:table-cell>
          <table:table-cell table:formula="of:=[.A2]/[.B2]" office:value-type="float" office:value="1.65228267667292" calcext:value-type="float">
            <text:p>1.65228267667292</text:p>
          </table:table-cell>
          <table:table-cell table:formula="of:=[.A2]/[.C2]" office:value-type="float" office:value="0.914101187172482" calcext:value-type="float">
            <text:p>0.914101187172482</text:p>
          </table:table-cell>
          <table:table-cell table:formula="of:=[.A2]/[.D2]" office:value-type="float" office:value="1.44793569601754" calcext:value-type="float">
            <text:p>1.44793569601754</text:p>
          </table:table-cell>
          <table:table-cell table:formula="of:=[.A2]/[.E2]" office:value-type="float" office:value="1.17882838498578" calcext:value-type="float">
            <text:p>1.17882838498578</text:p>
          </table:table-cell>
          <table:table-cell table:formula="of:=[.A2]/[.F2]" office:value-type="float" office:value="3.98379040618226" calcext:value-type="float">
            <text:p>3.98379040618226</text:p>
          </table:table-cell>
          <table:table-cell table:formula="of:=[.A2]/[.G2]" office:value-type="float" office:value="0.534000328444562" calcext:value-type="float">
            <text:p>0.534000328444562</text:p>
          </table:table-cell>
        </table:table-row>
        <table:table-row table:style-name="ro1">
          <table:table-cell office:value-type="string" calcext:value-type="string">
            <text:p>txt/T</text:p>
          </table:table-cell>
          <table:table-cell table:formula="of:=[.B2]/[.A2]" office:value-type="float" office:value="0.605223315669947" calcext:value-type="float">
            <text:p>0.605223315669947</text:p>
          </table:table-cell>
          <table:table-cell table:formula="of:=[.C2]/[.A2]" office:value-type="float" office:value="1.09397079232904" calcext:value-type="float">
            <text:p>1.09397079232904</text:p>
          </table:table-cell>
          <table:table-cell table:formula="of:=[.D2]/[.A2]" office:value-type="float" office:value="0.690638405248549" calcext:value-type="float">
            <text:p>0.690638405248549</text:p>
          </table:table-cell>
          <table:table-cell table:formula="of:=[.E2]/[.A2]" office:value-type="float" office:value="0.848299899066364" calcext:value-type="float">
            <text:p>0.848299899066364</text:p>
          </table:table-cell>
          <table:table-cell table:formula="of:=[.F2]/[.A2]" office:value-type="float" office:value="0.251017221801665" calcext:value-type="float">
            <text:p>0.251017221801665</text:p>
          </table:table-cell>
          <table:table-cell table:formula="of:=[.G2]/[.A2]" office:value-type="float" office:value="1.87265802422407" calcext:value-type="float">
            <text:p>1.87265802422407</text:p>
          </table:table-cell>
        </table:table-row>
        <table:table-row table:style-name="ro1">
          <table:table-cell office:value-type="string" calcext:value-type="string">
            <text:p>emphasi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]*[.B5]/[.A2]" office:value-type="float" office:value="3.63133989401968" calcext:value-type="float">
            <text:p>3.63133989401968</text:p>
          </table:table-cell>
          <table:table-cell table:formula="of:=[.C2]*[.C5]/[.A2]" office:value-type="float" office:value="3.28191237698713" calcext:value-type="float">
            <text:p>3.28191237698713</text:p>
          </table:table-cell>
          <table:table-cell table:formula="of:=[.D2]*[.D5]/[.A2]" office:value-type="float" office:value="3.45319202624275" calcext:value-type="float">
            <text:p>3.45319202624275</text:p>
          </table:table-cell>
          <table:table-cell table:formula="of:=[.E2]*[.E5]/[.A2]" office:value-type="float" office:value="3.39319959626546" calcext:value-type="float">
            <text:p>3.39319959626546</text:p>
          </table:table-cell>
          <table:table-cell table:formula="of:=[.F2]*[.F5]/[.A2]" office:value-type="float" office:value="3.76525832702498" calcext:value-type="float">
            <text:p>3.76525832702498</text:p>
          </table:table-cell>
          <table:table-cell table:formula="of:=[.G2]*[.G5]/[.A2]" office:value-type="float" office:value="3.74531604844815" calcext:value-type="float">
            <text:p>3.74531604844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8:10:51.903959000</meta:creation-date>
    <dc:date>2017-07-10T18:00:36.992227000</dc:date>
    <meta:editing-duration>P1DT17H26M43S</meta:editing-duration>
    <meta:editing-cycles>3</meta:editing-cycles>
    <meta:generator>LibreOffice/5.2.6.2$MacOSX_X86_64 LibreOffice_project/a3100ed2409ebf1c212f5048fbe377c281438fdc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G2" chart:data-source-has-labels="row" svg:x="0.32cm" svg:y="0.18cm" svg:width="15.36cm" svg:height="8.64cm">
          <chartooo:coordinate-region svg:x="1.742cm" svg:y="0.18cm" svg:width="13.938cm" svg:height="6.311cm"/>
          <chart:axis chart:dimension="x" chart:name="primary-x" chart:style-name="ch3" chartooo:axis-type="auto">
            <chartooo:date-scale/>
            <chart:categories table:cell-range-address="Sheet1.A1:Sheet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G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Sheet1.A1:Sheet1.G1</svg:desc>
                </draw:g>
              </table:table-cell>
              <table:table-cell office:value-type="string">
                <text:p>Extrastatecraft</text:p>
              </table:table-cell>
              <table:table-cell office:value-type="string">
                <text:p>Contagious A</text:p>
              </table:table-cell>
              <table:table-cell office:value-type="string">
                <text:p>Info Superab</text:p>
              </table:table-cell>
              <table:table-cell office:value-type="string">
                <text:p>Dig Immanent</text:p>
              </table:table-cell>
              <table:table-cell office:value-type="string">
                <text:p>Dig Tools</text:p>
              </table:table-cell>
              <table:table-cell office:value-type="string">
                <text:p>Stack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26816">
                <text:p>126816</text:p>
                <draw:g>
                  <svg:desc>Sheet1.A2:Sheet1.G2</svg:desc>
                </draw:g>
              </table:table-cell>
              <table:table-cell office:value-type="float" office:value="76752">
                <text:p>76752</text:p>
              </table:table-cell>
              <table:table-cell office:value-type="float" office:value="138733">
                <text:p>138733</text:p>
              </table:table-cell>
              <table:table-cell office:value-type="float" office:value="87584">
                <text:p>87584</text:p>
              </table:table-cell>
              <table:table-cell office:value-type="float" office:value="107578">
                <text:p>107578</text:p>
              </table:table-cell>
              <table:table-cell office:value-type="float" office:value="31833">
                <text:p>31833</text:p>
              </table:table-cell>
              <table:table-cell office:value-type="float" office:value="237483">
                <text:p>237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